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4c0e5b" officeooo:paragraph-rsid="004c0e5b"/>
    </style:style>
    <style:style style:name="P2" style:family="paragraph" style:parent-style-name="_5f_text">
      <style:text-properties fo:language="en" fo:country="US" officeooo:rsid="00248160" officeooo:paragraph-rsid="00248160"/>
    </style:style>
    <style:style style:name="P3" style:family="paragraph" style:parent-style-name="_5f_text">
      <style:text-properties fo:language="en" fo:country="US" officeooo:rsid="002693a0" officeooo:paragraph-rsid="002693a0"/>
    </style:style>
    <style:style style:name="P4" style:family="paragraph" style:parent-style-name="_5f_text">
      <style:text-properties fo:language="en" fo:country="US" officeooo:rsid="003fa5d8" officeooo:paragraph-rsid="003fa5d8"/>
    </style:style>
    <style:style style:name="P5" style:family="paragraph" style:parent-style-name="_5f_text">
      <style:text-properties fo:language="en" fo:country="US" officeooo:rsid="004a70d8" officeooo:paragraph-rsid="004a70d8"/>
    </style:style>
    <style:style style:name="P6" style:family="paragraph" style:parent-style-name="_5f_text">
      <style:text-properties officeooo:rsid="003fa5d8" officeooo:paragraph-rsid="003fa5d8"/>
    </style:style>
    <style:style style:name="P7" style:family="paragraph" style:parent-style-name="_5f_text">
      <style:text-properties officeooo:rsid="005b5045" officeooo:paragraph-rsid="005b5045"/>
    </style:style>
    <style:style style:name="P8" style:family="paragraph" style:parent-style-name="_5f_text">
      <style:text-properties style:font-name="Calibri Light" fo:font-size="11pt" fo:language="ru" fo:country="RU" fo:font-weight="250" officeooo:rsid="0066f25a" officeooo:paragraph-rsid="006cb85f"/>
    </style:style>
    <style:style style:name="P9" style:family="paragraph" style:parent-style-name="_5f_text">
      <style:text-properties style:font-name="Calibri Light" fo:font-size="11pt" fo:language="ru" fo:country="RU" fo:font-weight="250" officeooo:rsid="006cb85f" officeooo:paragraph-rsid="006cb85f"/>
    </style:style>
    <style:style style:name="P10" style:family="paragraph" style:parent-style-name="_5f_code">
      <style:text-properties officeooo:rsid="00553a4e" officeooo:paragraph-rsid="00553a4e"/>
    </style:style>
    <style:style style:name="P11" style:family="paragraph" style:parent-style-name="_5f_code">
      <style:text-properties officeooo:paragraph-rsid="005cc58c"/>
    </style:style>
    <style:style style:name="P12" style:family="paragraph" style:parent-style-name="_5f_code">
      <style:text-properties officeooo:paragraph-rsid="005cde80"/>
    </style:style>
    <style:style style:name="P13" style:family="paragraph" style:parent-style-name="_5f_code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_5f_paragraph">
      <style:text-properties fo:language="en" fo:country="US" officeooo:rsid="0050e705" officeooo:paragraph-rsid="0050e705"/>
    </style:style>
    <style:style style:name="P15" style:family="paragraph" style:parent-style-name="_5f_paragraph">
      <style:text-properties fo:language="ru" fo:country="RU" officeooo:rsid="005f894b" officeooo:paragraph-rsid="005f894b"/>
    </style:style>
    <style:style style:name="P16" style:family="paragraph" style:parent-style-name="_5f_paragraph">
      <style:text-properties fo:language="ru" fo:country="RU" officeooo:rsid="00527c55" officeooo:paragraph-rsid="00527c55"/>
    </style:style>
    <style:style style:name="P17" style:family="paragraph" style:parent-style-name="_5f_paragraph">
      <style:text-properties fo:language="ru" fo:country="RU" officeooo:rsid="006c3329" officeooo:paragraph-rsid="006c3329"/>
    </style:style>
    <style:style style:name="P18" style:family="paragraph" style:parent-style-name="_5f_paragraph">
      <style:text-properties style:font-name="Calibri Light" fo:font-size="11pt" fo:language="ru" fo:country="RU" fo:font-weight="250" officeooo:rsid="0057f3b4" officeooo:paragraph-rsid="0057f3b4"/>
    </style:style>
    <style:style style:name="P19" style:family="paragraph" style:parent-style-name="_5f_heading_5f_bottom">
      <style:text-properties officeooo:rsid="006a1463" officeooo:paragraph-rsid="006a1463"/>
    </style:style>
    <style:style style:name="P20" style:family="paragraph" style:parent-style-name="_5f_heading_5f_top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48160"/>
    </style:style>
    <style:style style:name="T5" style:family="text">
      <style:text-properties fo:language="en" fo:country="US" officeooo:rsid="00488cf4"/>
    </style:style>
    <style:style style:name="T6" style:family="text">
      <style:text-properties fo:language="en" fo:country="US" officeooo:rsid="004f1d0f"/>
    </style:style>
    <style:style style:name="T7" style:family="text">
      <style:text-properties fo:language="en" fo:country="US" officeooo:rsid="0065efd2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48160"/>
    </style:style>
    <style:style style:name="T10" style:family="text">
      <style:text-properties fo:language="ru" fo:country="RU" officeooo:rsid="0025e1a5"/>
    </style:style>
    <style:style style:name="T11" style:family="text">
      <style:text-properties fo:language="ru" fo:country="RU" officeooo:rsid="004f1d0f"/>
    </style:style>
    <style:style style:name="T12" style:family="text">
      <style:text-properties fo:language="ru" fo:country="RU" officeooo:rsid="006bd0f3"/>
    </style:style>
    <style:style style:name="T13" style:family="text">
      <style:text-properties officeooo:rsid="00248160"/>
    </style:style>
    <style:style style:name="T14" style:family="text">
      <style:text-properties style:font-name="Calibri Light" fo:font-size="11pt" fo:language="en" fo:country="US" fo:font-weight="bold" officeooo:rsid="0054aeac" style:font-weight-asian="bold" style:font-weight-complex="bold"/>
    </style:style>
    <style:style style:name="T15" style:family="text">
      <style:text-properties style:font-name="Calibri Light" fo:font-size="11pt" fo:font-weight="250" officeooo:rsid="0047fc75"/>
    </style:style>
    <style:style style:name="T16" style:family="text">
      <style:text-properties style:font-name="Calibri Light" fo:font-size="11pt" fo:font-weight="250" officeooo:rsid="006bd0f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38733" style:font-weight-asian="bold" style:font-weight-complex="bold"/>
    </style:style>
    <style:style style:name="T19" style:family="text">
      <style:text-properties officeooo:rsid="004f1d0f"/>
    </style:style>
    <style:style style:name="T20" style:family="text">
      <style:text-properties officeooo:rsid="0064dbd1"/>
    </style:style>
    <style:style style:name="T21" style:family="text">
      <style:text-properties officeooo:rsid="00467f4a" style:font-weight-asian="bold" style:font-weight-complex="bold"/>
    </style:style>
    <style:style style:name="T22" style:family="text">
      <style:text-properties officeooo:rsid="006838ac"/>
    </style:style>
    <style:style style:name="T23" style:family="text">
      <style:text-properties officeooo:rsid="004dfc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Работаем с <text:span text:style-name="T1">Hyper</text:span>-<text:span text:style-name="T1">V</text:span>.</text:p>
      <text:p text:style-name="_5f_heading_5f_middle_5f_1">Ставим сервер</text:p>
      <text:p text:style-name="_5f_paragraph">Отключить безопасную загрузку <text:span text:style-name="T19">для установки.</text:span></text:p>
      <text:p text:style-name="_5f_paragraph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 <text:span text:style-name="T19">или рлучится </text:span><text:span text:style-name="T6">Ip </text:span><text:span text:style-name="T11">не внутренней сети.</text:span></text:p>
      <text:p text:style-name="_5f_paragraph">Название сервера заглавных буквы не пропускает.</text:p>
      <text:p text:style-name="_5f_paragraph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P16">20.04</text:p>
      <text:p text:style-name="_5f_paragraph">Имя: <text:span text:style-name="T14">sanmaster</text:span></text:p>
      <text:p text:style-name="_5f_paragraph">Имя сервера: <text:span text:style-name="T18">ubuntu</text:span></text:p>
      <text:p text:style-name="_5f_paragraph">Пользователь: <text:span text:style-name="T17">master</text:span></text:p>
      <text:p text:style-name="_5f_paragraph">Пароль: <text:span text:style-name="_5f_bold"><text:span text:style-name="T20">master</text:span></text:span><text:span text:style-name="_5f_bold"><text:span text:style-name="T21">2020</text:span></text:span></text:p>
      <text:p text:style-name="_5f_paragraph">Подключаем <text:span text:style-name="T17">OpenSSH</text:span>. Там можно свой ключ вытянуть из <text:span text:style-name="T17">Github</text:span>. Пока ставим нет.</text:p>
      <text:p text:style-name="_5f_paragraph">Дополнительные пакеты не ставим.</text:p>
      <text:p text:style-name="_5f_paragraph">Установка заканчивается перезагружаем.</text:p>
      <text:p text:style-name="_5f_paragraph">Ругается, что не может подключить <text:span text:style-name="T1">cdrom</text:span> ну его у нас и нет.</text:p>
      <text:p text:style-name="_5f_paragraph">Нажимаем <text:span text:style-name="T1">Enter </text:span><text:span text:style-name="T10">для перезагрузки.</text:span></text:p>
      <text:p text:style-name="P17"><text:span text:style-name="T15">При входе администратора показывает выданный IP адрес. </text:span><text:span text:style-name="T16">Если не нашли, то</text:span></text:p>
      <text:p text:style-name="_5f_code">ip address</text:p>
      <text:p text:style-name="_5f_paragraph"><text:span text:style-name="T9">П</text:span>рисоединится через putty<text:span text:style-name="T1">.</text:span></text:p>
      <text:p text:style-name="_5f_paragraph"><text:span text:style-name="T9">О</text:span>бновляем <text:span text:style-name="T13">пакеты и систему.</text:span></text:p>
      <text:p text:style-name="_5f_code">sudo apt update</text:p>
      <text:p text:style-name="P12">sudo apt-<text:span text:style-name="T3">get</text:span> -<text:span text:style-name="T3">y</text:span> upgrade</text:p>
      <text:p text:style-name="P15">После обновления перезапустить</text:p>
      <text:p text:style-name="_5f_paragraph">Ставим mc</text:p>
      <text:p text:style-name="P11">sudo apt-<text:span text:style-name="T3">get</text:span> -<text:span text:style-name="T3">y </text:span>install mc</text:p>
      <text:p text:style-name="P10"><text:span text:style-name="T3">c</text:span><text:span text:style-name="T1">d /etc/netplan</text:span></text:p>
      <text:p text:style-name="_5f_code">sudo mc</text:p>
      <text:p text:style-name="_5f_paragraph">Задаем серверу адрес 2<text:span text:style-name="T12">10</text:span>.</text:p>
      <text:p text:style-name="P14"/>
      <text:p text:style-name="_5f_paragraph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<text:span text:style-name="T7">10</text:span>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paragraph"><text:span text:style-name="T13">П</text:span>рименяем <text:span text:style-name="T13">и переключаемся по 2</text:span><text:span text:style-name="T5">01</text:span><text:span text:style-name="T13"> адресу.</text:span></text:p>
      <text:p text:style-name="_5f_code">sudo netplan generate; sudo netplan apply<text:bookmark text:name="_GoBack"/>;</text:p>
      <text:p text:style-name="P18"><text:soft-page-break/>Рестарт через диспетчер</text:p>
      <text:p text:style-name="_5f_code">sudo reboot</text:p>
      <text:p text:style-name="_5f_heading_5f_bottom"/>
      <text:p text:style-name="P19">Синхронизация времени</text:p>
      <text:p text:style-name="_5f_code">sudo timedatectl set-timezone Europe/Samara</text:p>
      <text:p text:style-name="_5f_text"/>
      <text:p text:style-name="_5f_text"/>
      <text:p text:style-name="_5f_heading_5f_bottom">Добавить пользователя</text:p>
      <text:p text:style-name="P8">Для <text:span text:style-name="T1">web </text:span>смотри в установке <text:span text:style-name="_5f_bold"><text:span text:style-name="T22">Apache</text:span></text:span>.</text:p>
      <text:p text:style-name="P9">Добавляем пользователя для проверки работы <text:span text:style-name="T1">ftp</text:span></text:p>
      <text:p text:style-name="P13">sudo adduser simpleuser</text:p>
      <text:p text:style-name="_5f_paragraph"><text:span text:style-name="T13">Пароль тот же: </text:span><text:span text:style-name="_5f_bold"><text:span text:style-name="T23">simpleuser</text:span></text:span><text:span text:style-name="T4">.</text:span></text:p>
      <text:p text:style-name="P2"/>
      <text:p text:style-name="Standard"/>
      <text:p text:style-name="P1">Посмотреть кто вошёл</text:p>
      <text:p text:style-name="_5f_code">w</text:p>
      <text:p text:style-name="_5f_paragraph">Убить пользователя </text:p>
      <text:p text:style-name="_5f_code"><text:s/>pkill -KILL -t pts/0</text:p>
      <text:p text:style-name="P3"/>
      <text:p text:style-name="_5f_paragraph">Перезагрузка</text:p>
      <text:p text:style-name="_5f_code">sudo shutdown -r now</text:p>
      <text:p text:style-name="P6">пактная обработка файловую</text:p>
      <text:p text:style-name="P4">sed</text:p>
      <text:p text:style-name="_5f_text"/>
      <text:p text:style-name="P5">Ctrl-z <text:span text:style-name="T8">затормозить </text:span>fg – <text:span text:style-name="T8">продолжить работу</text:span></text:p>
      <text:p text:style-name="_5f_text"/>
      <text:p text:style-name="_5f_text"/>
      <text:p text:style-name="P7">Ставим стол</text:p>
      <text:p text:style-name="P7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45</meta:editing-cycles>
    <meta:print-date>1970-01-01T03:00:00</meta:print-date>
    <meta:creation-date>2019-07-03T13:26:00</meta:creation-date>
    <dc:date>2021-01-17T14:37:50.226000000</dc:date>
    <meta:editing-duration>P6DT11H25M40S</meta:editing-duration>
    <meta:generator>LibreOffice/7.0.3.1$Windows_X86_64 LibreOffice_project/d7547858d014d4cf69878db179d326fc3483e082</meta:generator>
    <meta:document-statistic meta:table-count="0" meta:image-count="0" meta:object-count="0" meta:page-count="2" meta:paragraph-count="60" meta:word-count="262" meta:character-count="1851" meta:non-whitespace-character-count="159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